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A0000024F997B6C80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6dbd3"/>
    </style:style>
    <style:style style:name="P2" style:family="paragraph" style:parent-style-name="Standard">
      <style:text-properties officeooo:rsid="0006dbd3" officeooo:paragraph-rsid="0006dbd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paragraph" svg:width="17cm" svg:height="14.393cm" draw:z-index="0"><draw:image xlink:href="Pictures/10000000000002BA0000024F997B6C80.png" xlink:type="simple" xlink:show="embed" xlink:actuate="onLoad"/></draw:frame></text:p>
      <text:p text:style-name="P2">Eficiencia Factible:</text:p>
      <text:p text:style-name="P2"/>
      <text:p text:style-name="P2">O(n)</text:p>
      <text:p text:style-name="P2"/>
      <text:p text:style-name="P2">Eficiencia Voraz:</text:p>
      <text:p text:style-name="P2"/>
      <text:p text:style-name="P2">n*log n + n*n → O(n^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lio </meta:initial-creator>
    <meta:creation-date>2015-05-03T19:22:52.307317003</meta:creation-date>
    <dc:date>2015-05-03T19:27:27.511045920</dc:date>
    <dc:creator>rogelio </dc:creator>
    <meta:editing-duration>P0D</meta:editing-duration>
    <meta:editing-cycles>1</meta:editing-cycles>
    <meta:document-statistic meta:table-count="0" meta:image-count="1" meta:object-count="0" meta:page-count="1" meta:paragraph-count="4" meta:word-count="11" meta:character-count="63" meta:non-whitespace-character-count="56"/>
    <meta:generator>LibreOffice/4.1.3.2$Linux_X86_64 LibreOffice_project/410m0$Build-2</meta:generator>
  </office:meta>
</office:document-meta>
</file>